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15.03mm"/>
    </style:style>
    <style:style style:name="co3" style:family="table-column">
      <style:table-column-properties fo:break-before="auto" style:column-width="37.48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1mm"/>
    </style:style>
    <style:style style:name="co7" style:family="table-column">
      <style:table-column-properties fo:break-before="auto" style:column-width="52.09mm"/>
    </style:style>
    <style:style style:name="co8" style:family="table-column">
      <style:table-column-properties fo:break-before="auto" style:column-width="64.95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8"/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number-columns-repeated="2" table:default-cell-style-name="ce2"/>
        <table:table-column table:style-name="co5" table:default-cell-style-name="ce1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Meter/Stückpreis</text:p>
          </table:table-cell>
          <table:table-cell table:style-name="ce1" office:value-type="string" calcext:value-type="string">
            <text:p>Kosten</text:p>
          </table:table-cell>
          <table:table-cell table:style-name="ce1" office:value-type="string" calcext:value-type="string">
            <text:p>echte Kosten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(1) Band Pegs</text:p>
          </table:table-cell>
          <table:table-cell table:number-columns-repeated="2"/>
          <table:table-cell office:value-type="string" calcext:value-type="string">
            <text:p>Versand</text:p>
          </table:table-cell>
          <table:table-cell table:formula="of:=SUM([.M4:.M21])" office:value-type="float" office:value="83.29" calcext:value-type="float">
            <text:p>83,29</text:p>
          </table:table-cell>
          <table:table-cell/>
          <table:table-cell office:value-type="string" calcext:value-type="string">
            <text:p>Sonder</text:p>
          </table:table-cell>
          <table:table-cell table:formula="of:=SUM([.Q3:.Q12])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" table:number-columns-repeated="3"/>
          <table:table-cell/>
          <table:table-cell office:value-type="string" calcext:value-type="string">
            <text:p>(2) Gewichtsdorn(Latzug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5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V2A</text:p>
          </table:table-cell>
          <table:table-cell office:value-type="currency" office:currency="EUR" office:value="8.16" calcext:value-type="currency">
            <text:p>8,16 €</text:p>
          </table:table-cell>
          <table:table-cell table:number-columns-repeated="2" office:value-type="currency" office:currency="EUR" office:value="12.25" calcext:value-type="currency">
            <text:p>12,25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3) Federspanner (Latzug)</text:p>
          </table:table-cell>
          <table:table-cell table:number-columns-repeated="5"/>
          <table:table-cell office:value-type="string" calcext:value-type="string">
            <text:p>Schweißhelm</text:p>
          </table:table-cell>
          <table:table-cell table:style-name="ce6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5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V2A</text:p>
          </table:table-cell>
          <table:table-cell table:number-columns-repeated="3" office:value-type="currency" office:currency="EUR" office:value="8.16" calcext:value-type="currency">
            <text:p>8,16 €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(4) Laufrollen (Latzug)</text:p>
          </table:table-cell>
          <table:table-cell table:number-columns-repeated="2"/>
          <table:table-cell table:style-name="ce6" office:value-type="currency" office:currency="EUR" office:value="4.99" calcext:value-type="currency">
            <text:p>4,99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80x2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115" calcext:value-type="currency">
            <text:p>115,00 €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currency" office:currency="EUR" office:value="12.9" calcext:value-type="currency">
            <text:p>12,90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5) Führungsstab (Latzug)</text:p>
          </table:table-cell>
          <table:table-cell table:number-columns-repeated="2"/>
          <table:table-cell table:style-name="ce6" office:value-type="currency" office:currency="EUR" office:value="6.25" calcext:value-type="currency">
            <text:p>6,25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13.9" calcext:value-type="currency">
            <text:p>13,90 €</text:p>
          </table:table-cell>
          <table:table-cell office:value-type="currency" office:currency="EUR" office:value="11.99" calcext:value-type="currency">
            <text:p>11,99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6) Deadlift Jack</text:p>
          </table:table-cell>
          <table:table-cell table:number-columns-repeated="2"/>
          <table:table-cell table:style-name="ce6" office:value-type="currency" office:currency="EUR" office:value="7.95" calcext:value-type="currency">
            <text:p>7,95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16.63" calcext:value-type="currency">
            <text:p>16,63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7) Gewichtsturm Turm (Gewichtsturm)</text:p>
          </table:table-cell>
          <table:table-cell table:number-columns-repeated="2"/>
          <table:table-cell table:style-name="ce6" office:value-type="currency" office:currency="EUR" office:value="4.5" calcext:value-type="currency">
            <text:p>4,50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13.9" calcext:value-type="currency">
            <text:p>13,90 €</text:p>
          </table:table-cell>
          <table:table-cell office:value-type="currency" office:currency="EUR" office:value="11.99" calcext:value-type="currency">
            <text:p>11,99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8) Verbindung Gewichtsturm zu Gewichtsarm (Gewichtsturm)</text:p>
          </table:table-cell>
          <table:table-cell table:number-columns-repeated="2"/>
          <table:table-cell table:style-name="ce6" office:value-type="currency" office:currency="EUR" office:value="7.35" calcext:value-type="currency">
            <text:p>7,35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16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5.4" calcext:value-type="currency">
            <text:p>5,40 €</text:p>
          </table:table-cell>
          <table:table-cell office:value-type="currency" office:currency="EUR" office:value="16.2" calcext:value-type="currency">
            <text:p>16,20 €</text:p>
          </table:table-cell>
          <table:table-cell office:value-type="currency" office:currency="EUR" office:value="10.23" calcext:value-type="currency">
            <text:p>10,23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9) Gewichtsarm (Gewichtsturm)</text:p>
          </table:table-cell>
          <table:table-cell table:number-columns-repeated="2"/>
          <table:table-cell table:style-name="ce6" office:value-type="currency" office:currency="EUR" office:value="5.9" calcext:value-type="currency">
            <text:p>5,9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150x1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29" calcext:value-type="currency">
            <text:p>4,29 €</text:p>
          </table:table-cell>
          <table:table-cell table:number-columns-repeated="2" office:value-type="currency" office:currency="EUR" office:value="17.16" calcext:value-type="currency">
            <text:p>17,16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0) Strebe Gewichtsturm zu Hauptturm (Gewichtsturm)</text:p>
          </table:table-cell>
          <table:table-cell table:number-columns-repeated="2"/>
          <table:table-cell table:style-name="ce6" office:value-type="currency" office:currency="EUR" office:value="3.4" calcext:value-type="currency">
            <text:p>3,4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90x1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2.33" calcext:value-type="currency">
            <text:p>2,33 €</text:p>
          </table:table-cell>
          <table:table-cell table:number-columns-repeated="2" office:value-type="currency" office:currency="EUR" office:value="9.32" calcext:value-type="currency">
            <text:p>9,32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1) Gewichtsturmverbindung (Gewichtsturm)</text:p>
          </table:table-cell>
          <table:table-cell table:number-columns-repeated="2"/>
          <table:table-cell table:style-name="ce6" office:value-type="currency" office:currency="EUR" office:value="12.9" calcext:value-type="currency">
            <text:p>12,9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2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29.02" calcext:value-type="currency">
            <text:p>29,02 €</text:p>
          </table:table-cell>
          <table:table-cell table:number-columns-repeated="2" office:value-type="currency" office:currency="EUR" office:value="6.9" calcext:value-type="currency">
            <text:p>6,90 €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(12) Verbindung zu Boden (Gewichtsturm)</text:p>
          </table:table-cell>
          <table:table-cell table:number-columns-repeated="2"/>
          <table:table-cell table:style-name="ce6" office:value-type="currency" office:currency="EUR" office:value="8.9" calcext:value-type="currency">
            <text:p>8,9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22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6.8" calcext:value-type="currency">
            <text:p>6,80 €</text:p>
          </table:table-cell>
          <table:table-cell office:value-type="currency" office:currency="EUR" office:value="40.8" calcext:value-type="currency">
            <text:p>40,80 €</text:p>
          </table:table-cell>
          <table:table-cell office:value-type="currency" office:currency="EUR" office:value="44.24" calcext:value-type="currency">
            <text:p>44,24 €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(13) Neue Hauptturmverbindung</text:p>
          </table:table-cell>
          <table:table-cell table:number-columns-repeated="2"/>
          <table:table-cell table:style-name="ce6" office:value-type="currency" office:currency="EUR" office:value="7" calcext:value-type="currency">
            <text:p>7,0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0x40x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6.18" calcext:value-type="currency">
            <text:p>46,18 €</text:p>
          </table:table-cell>
          <table:table-cell office:value-type="currency" office:currency="EUR" office:value="23.09" calcext:value-type="currency">
            <text:p>23,09 €</text:p>
          </table:table-cell>
          <table:table-cell office:value-type="currency" office:currency="EUR" office:value="6.6" calcext:value-type="currency">
            <text:p>6,60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4) Boxsackhalter</text:p>
          </table:table-cell>
          <table:table-cell table:number-columns-repeated="2"/>
          <table:table-cell table:style-name="ce6" office:value-type="currency" office:currency="EUR" office:value="6.3" calcext:value-type="currency">
            <text:p>6,3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3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12.93" calcext:value-type="currency">
            <text:p>12,93 €</text:p>
          </table:table-cell>
          <table:table-cell office:value-type="currency" office:currency="EUR" office:value="4.62" calcext:value-type="currency">
            <text:p>4,62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5) Haltearm für Stange (Stangenhalter)</text:p>
          </table:table-cell>
          <table:table-cell table:number-columns-repeated="2"/>
          <table:table-cell table:style-name="ce6" office:value-type="currency" office:currency="EUR" office:value="4.9" calcext:value-type="currency">
            <text:p>4,90 €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2" office:value-type="currency" office:currency="EUR" office:value="14.88" calcext:value-type="currency">
            <text:p>14,88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6) Teller für Haltearm (Stangenhalter)</text:p>
          </table:table-cell>
          <table:table-cell table:number-columns-repeated="2"/>
          <table:table-cell table:style-name="ce6" office:value-type="currency" office:currency="EUR" office:value="2.95" calcext:value-type="currency">
            <text:p>2,95 €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38x5x500mm</text:p>
          </table:table-cell>
          <table:table-cell office:value-type="string" calcext:value-type="string">
            <text:p>U-Profil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3.24" calcext:value-type="currency">
            <text:p>13,24 €</text:p>
          </table:table-cell>
          <table:table-cell office:value-type="currency" office:currency="EUR" office:value="6.62" calcext:value-type="currency">
            <text:p>6,62 €</text:p>
          </table:table-cell>
          <table:table-cell office:value-type="currency" office:currency="EUR" office:value="3.75" calcext:value-type="currency">
            <text:p>3,75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7) Scheibenablage D30/5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3.5" calcext:value-type="currency">
            <text:p>13,50 €</text:p>
          </table:table-cell>
          <table:table-cell office:value-type="currency" office:currency="EUR" office:value="10.66" calcext:value-type="currency">
            <text:p>10,66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8) Führung für Gewichtsdorn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 verz.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98.4" calcext:value-type="currency">
            <text:p>98,40 €</text:p>
          </table:table-cell>
          <table:table-cell office:value-type="currency" office:currency="EUR" office:value="105.68" calcext:value-type="currency">
            <text:p>105,68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x</text:p>
          </table:table-cell>
          <table:table-cell office:value-type="string" calcext:value-type="string">
            <text:p>40x6x10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.16" calcext:value-type="currency">
            <text:p>3,16 €</text:p>
          </table:table-cell>
          <table:table-cell office:value-type="currency" office:currency="EUR" office:value="22.12" calcext:value-type="currency">
            <text:p>22,12 €</text:p>
          </table:table-cell>
          <table:table-cell office:value-type="currency" office:currency="EUR" office:value="28.78" calcext:value-type="currency">
            <text:p>28,78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40x3x10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 verz.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17.62" calcext:value-type="currency">
            <text:p>17,62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22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15.5" calcext:value-type="currency">
            <text:p>15,50 €</text:p>
          </table:table-cell>
          <table:table-cell table:number-columns-repeated="2" office:value-type="currency" office:currency="EUR" office:value="31" calcext:value-type="currency">
            <text:p>31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18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7.75" calcext:value-type="currency">
            <text:p>7,75 €</text:p>
          </table:table-cell>
          <table:table-cell table:number-columns-repeated="2" office:value-type="currency" office:currency="EUR" office:value="31" calcext:value-type="currency">
            <text:p>31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6x10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.16" calcext:value-type="currency">
            <text:p>3,16 €</text:p>
          </table:table-cell>
          <table:table-cell office:value-type="currency" office:currency="EUR" office:value="6.32" calcext:value-type="currency">
            <text:p>6,32 €</text:p>
          </table:table-cell>
          <table:table-cell office:value-type="currency" office:currency="EUR" office:value="7.66" calcext:value-type="currency">
            <text:p>7,66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20x1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currency" office:currency="EUR" office:value="18" calcext:value-type="currency">
            <text:p>18,00 €</text:p>
          </table:table-cell>
          <table:table-cell office:value-type="currency" office:currency="EUR" office:value="19" calcext:value-type="currency">
            <text:p>19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arbell</text:p>
          </table:table-cell>
          <table:table-cell office:value-type="string" calcext:value-type="string">
            <text:p>?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90" calcext:value-type="currency">
            <text:p>90,00 €</text:p>
          </table:table-cell>
          <table:table-cell table:style-name="ce8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2" office:value-type="currency" office:currency="EUR" office:value="29.76" calcext:value-type="currency">
            <text:p>29,76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60x4x1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1" calcext:value-type="currency">
            <text:p>4,10 €</text:p>
          </table:table-cell>
          <table:table-cell office:value-type="currency" office:currency="EUR" office:value="6.15" calcext:value-type="currency">
            <text:p>6,15 €</text:p>
          </table:table-cell>
          <table:table-cell office:value-type="currency" office:currency="EUR" office:value="6.45" calcext:value-type="currency">
            <text:p>6,45 €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orläufig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60x1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47.4" calcext:value-type="currency">
            <text:p>47,40 €</text:p>
          </table:table-cell>
          <table:table-cell table:number-columns-repeated="2" office:value-type="currency" office:currency="EUR" office:value="5.64" calcext:value-type="currency">
            <text:p>5,64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30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0.3" calcext:value-type="currency">
            <text:p>10,30 €</text:p>
          </table:table-cell>
          <table:table-cell office:value-type="currency" office:currency="EUR" office:value="46.35" calcext:value-type="currency">
            <text:p>46,35 €</text:p>
          </table:table-cell>
          <table:table-cell office:value-type="currency" office:currency="EUR" office:value="62.76" calcext:value-type="currency">
            <text:p>62,76 €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esamt</text:p>
          </table:table-cell>
          <table:table-cell table:formula="of:=SUM([.G35]+[.G61]+[.N1])" office:value-type="float" office:value="920.4" calcext:value-type="float">
            <text:p>920,4</text:p>
          </table:table-cell>
          <table:table-cell table:formula="of:=SUM([.H35]+[.H61]+[.N1]+[.Q1])" office:value-type="float" office:value="791.19" calcext:value-type="float">
            <text:p>791,1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0.3" calcext:value-type="currency">
            <text:p>10,30 €</text:p>
          </table:table-cell>
          <table:table-cell office:value-type="currency" office:currency="EUR" office:value="5.15" calcext:value-type="currency">
            <text:p>5,15 €</text:p>
          </table:table-cell>
          <table:table-cell office:value-type="currency" office:currency="EUR" office:value="5.99" calcext:value-type="currency">
            <text:p>5,99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27.4" calcext:value-type="currency">
            <text:p>27,40 €</text:p>
          </table:table-cell>
          <table:table-cell office:value-type="currency" office:currency="EUR" office:value="41.1" calcext:value-type="currency">
            <text:p>41,1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30x30x30x2x1500mm</text:p>
          </table:table-cell>
          <table:table-cell office:value-type="string" calcext:value-type="string">
            <text:p>U-Profil</text:p>
          </table:table-cell>
          <table:table-cell office:value-type="string" calcext:value-type="string">
            <text:p>Aluminium</text:p>
          </table:table-cell>
          <table:table-cell office:value-type="currency" office:currency="EUR" office:value="3.59" calcext:value-type="currency">
            <text:p>3,59 €</text:p>
          </table:table-cell>
          <table:table-cell table:number-columns-repeated="2" office:value-type="currency" office:currency="EUR" office:value="43.12" calcext:value-type="currency">
            <text:p>43,12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formula="of:=SUM([.G3:.G33])" office:value-type="currency" office:currency="EUR" office:value="732.62" calcext:value-type="currency">
            <text:p>732,62 €</text:p>
          </table:table-cell>
          <table:table-cell table:formula="of:=SUM([.H3:.H33])" office:value-type="currency" office:currency="EUR" office:value="599.66" calcext:value-type="currency">
            <text:p>599,66 €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Ring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ngschraube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2" calcext:value-type="currency">
            <text:p>2,00 €</text:p>
          </table:table-cell>
          <table:table-cell table:style-name="ce6" office:value-type="currency" office:currency="EUR" office:value="3.08" calcext:value-type="currency">
            <text:p>3,08 €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bl Lack 12,90€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Kugellager</text:p>
          </table:table-cell>
          <table:table-cell office:value-type="string" calcext:value-type="string">
            <text:p>Geh. Stahl</text:p>
          </table:table-cell>
          <table:table-cell office:value-type="currency" office:currency="EUR" office:value="3.3" calcext:value-type="currency">
            <text:p>3,30 €</text:p>
          </table:table-cell>
          <table:table-cell office:value-type="currency" office:currency="EUR" office:value="13.2" calcext:value-type="currency">
            <text:p>13,20 €</text:p>
          </table:table-cell>
          <table:table-cell table:style-name="ce6" office:value-type="currency" office:currency="EUR" office:value="10.55" calcext:value-type="currency">
            <text:p>10,55 €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ris Lack 12,90€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Kugellager</text:p>
          </table:table-cell>
          <table:table-cell office:value-type="string" calcext:value-type="string">
            <text:p>Geh. Stahl</text:p>
          </table:table-cell>
          <table:table-cell office:value-type="currency" office:currency="EUR" office:value="2.8" calcext:value-type="currency">
            <text:p>2,80 €</text:p>
          </table:table-cell>
          <table:table-cell office:value-type="currency" office:currency="EUR" office:value="11.2" calcext:value-type="currency">
            <text:p>11,20 €</text:p>
          </table:table-cell>
          <table:table-cell table:style-name="ce6" office:value-type="currency" office:currency="EUR" office:value="7.12" calcext:value-type="currency">
            <text:p>7,12 €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eni Lack 12,90€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x</text:p>
          </table:table-cell>
          <table:table-cell office:value-type="string" calcext:value-type="string">
            <text:p>M5x5</text:p>
          </table:table-cell>
          <table:table-cell office:value-type="string" calcext:value-type="string">
            <text:p>Senkkopf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0.135" calcext:value-type="currency">
            <text:p>0,14 €</text:p>
          </table:table-cell>
          <table:table-cell office:value-type="currency" office:currency="EUR" office:value="1.62" calcext:value-type="currency">
            <text:p>1,62 €</text:p>
          </table:table-cell>
          <table:table-cell table:style-name="ce6" office:value-type="currency" office:currency="EUR" office:value="1.62" calcext:value-type="currency">
            <text:p>1,62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6x</text:p>
          </table:table-cell>
          <table:table-cell office:value-type="string" calcext:value-type="string">
            <text:p>M10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6x70 -&gt; 6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6x10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4.32" calcext:value-type="currency">
            <text:p>4,32 €</text:p>
          </table:table-cell>
          <table:table-cell table:style-name="ce6" office:value-type="currency" office:currency="EUR" office:value="4.32" calcext:value-type="currency">
            <text:p>4,32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120 -&gt; 11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10x6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Ringmutter</text:p>
          </table:table-cell>
          <table:table-cell office:value-type="string" calcext:value-type="string">
            <text:p>ST37</text:p>
          </table:table-cell>
          <table:table-cell table:style-name="ce1" office:value-type="float" office:value="2.625" calcext:value-type="float">
            <text:p>2,63</text:p>
          </table:table-cell>
          <table:table-cell office:value-type="currency" office:currency="EUR" office:value="10.5" calcext:value-type="currency">
            <text:p>10,50 €</text:p>
          </table:table-cell>
          <table:table-cell table:style-name="ce6" office:value-type="currency" office:currency="EUR" office:value="10.5" calcext:value-type="currency">
            <text:p>10,5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6x14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8.64" calcext:value-type="currency">
            <text:p>8,64 €</text:p>
          </table:table-cell>
          <table:table-cell table:style-name="ce6" office:value-type="currency" office:currency="EUR" office:value="8.64" calcext:value-type="currency">
            <text:p>8,64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16x140 -&gt; 11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3.24" calcext:value-type="currency">
            <text:p>3,24 €</text:p>
          </table:table-cell>
          <table:table-cell table:style-name="ce6" office:value-type="currency" office:currency="EUR" office:value="3.24" calcext:value-type="currency">
            <text:p>3,24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8x15</text:p>
          </table:table-cell>
          <table:table-cell office:value-type="string" calcext:value-type="string">
            <text:p>Senkkopf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0.745" calcext:value-type="currency">
            <text:p>0,75 €</text:p>
          </table:table-cell>
          <table:table-cell office:value-type="currency" office:currency="EUR" office:value="1.49" calcext:value-type="currency">
            <text:p>1,49 €</text:p>
          </table:table-cell>
          <table:table-cell table:style-name="ce6" office:value-type="currency" office:currency="EUR" office:value="1.49" calcext:value-type="currency">
            <text:p>1,49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36x</text:p>
          </table:table-cell>
          <table:table-cell office:value-type="string" calcext:value-type="string">
            <text:p>(50Stk)40x40</text:p>
          </table:table-cell>
          <table:table-cell office:value-type="string" calcext:value-type="string">
            <text:p>Lamellenstopfen</text:p>
          </table:table-cell>
          <table:table-cell office:value-type="string" calcext:value-type="string">
            <text:p>PE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19.98" calcext:value-type="currency">
            <text:p>19,98 €</text:p>
          </table:table-cell>
          <table:table-cell table:style-name="ce6" office:value-type="currency" office:currency="EUR" office:value="9.38" calcext:value-type="currency">
            <text:p>9,38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16x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T37</text:p>
          </table:table-cell>
          <table:table-cell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36x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T37</text:p>
          </table:table-cell>
          <table:table-cell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1x</text:p>
          </table:table-cell>
          <table:table-cell/>
          <table:table-cell office:value-type="string" calcext:value-type="string">
            <text:p>Lack</text:p>
          </table:table-cell>
          <table:table-cell/>
          <table:table-cell table:number-columns-repeated="3" office:value-type="currency" office:currency="EUR" office:value="28.3" calcext:value-type="currency">
            <text:p>28,3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ce6" table:formula="of:=SUM([.G41:.G59])" office:value-type="currency" office:currency="EUR" office:value="104.49" calcext:value-type="currency">
            <text:p>104,49 €</text:p>
          </table:table-cell>
          <table:table-cell table:style-name="ce6" table:formula="of:=SUM([.H41:.H59])" office:value-type="currency" office:currency="EUR" office:value="88.24" calcext:value-type="currency">
            <text:p>88,24 €</text:p>
          </table:table-cell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09:19:19.7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59M20S</meta:editing-duration>
    <meta:editing-cycles>45</meta:editing-cycles>
    <meta:generator>LibreOffice/6.2.8.2$Windows_X86_64 LibreOffice_project/f82ddfca21ebc1e222a662a32b25c0c9d20169ee</meta:generator>
    <dc:date>2020-10-20T10:21:54.995000000</dc:date>
    <meta:document-statistic meta:table-count="3" meta:cell-count="515" meta:object-count="0"/>
    <meta:user-defined meta:name="Info 1"/>
    <meta:user-defined meta:name="Info 2"/>
    <meta:user-defined meta:name="Info 3"/>
    <meta:user-defined meta:name="Info 4"/>
  </office:meta>
</office:document-meta>
</file>